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6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21.27mm"/>
    </style:style>
    <style:style style:name="co9" style:family="table-column">
      <style:table-column-properties fo:break-before="auto" style:column-width="19.07mm"/>
    </style:style>
    <style:style style:name="co10" style:family="table-column">
      <style:table-column-properties fo:break-before="auto" style:column-width="114.4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struction list for ForwardCom instruction set. Sort alphabetically. Synchronize with instruction map. Version 1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emplate variant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. Operands swapped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div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. Operands swapped</text:p>
          </table:table-cell>
        </table:table-row>
        <table:table-row table:style-name="ro1">
          <table:table-cell office:value-type="string" calcext:value-type="string">
            <text:p>div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igned integer division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 (unsigned for integers)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left or right with sign extension. Multiply float by power of 2</text:p>
          </table:table-cell>
        </table:table-row>
        <table:table-row table:style-name="ro1">
          <table:table-cell office:value-type="string" calcext:value-type="string">
            <text:p>shift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left or right with zero extension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and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tes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O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one bit</text:p>
          </table:table-cell>
        </table:table-row>
        <table:table-row table:style-name="ro1">
          <table:table-cell office:value-type="string" calcext:value-type="string">
            <text:p>test_bits_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O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ll indicated bits are one</text:p>
          </table:table-cell>
        </table:table-row>
        <table:table-row table:style-name="ro1">
          <table:table-cell office:value-type="string" calcext:value-type="string">
            <text:p>test_bits_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ny of the indicated bits is one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right unsig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register from 16-bit sign extended constant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integer left/right unsigned by constant, then add to integer</text:p>
          </table:table-cell>
        </table:table-row>
        <table:table-row table:style-name="ro1">
          <table:table-cell office:value-type="string" calcext:value-type="string">
            <text:p>read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write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read_capabil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write_capabil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8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add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sub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ad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n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x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rotate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up one element</text:p>
          </table:table-cell>
        </table:table-row>
        <table:table-row table:style-name="ro1">
          <table:table-cell office:value-type="string" calcext:value-type="string">
            <text:p>rotate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down one element</text:p>
          </table:table-cell>
        </table:table-row>
        <table:table-row table:style-name="ro1">
          <table:table-cell office:value-type="string" calcext:value-type="string">
            <text:p>div_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shift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ift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IM1 bits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M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compress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M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to half element size and store to memory vector of half length</text:p>
          </table:table-cell>
        </table:table-row>
        <table:table-row table:style-name="ro1">
          <table:table-cell office:value-type="string" calcext:value-type="string">
            <text:p>compare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table:style-name="ce2" office:value-type="string" calcext:value-type="string">
            <text:p>read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2" office:value-type="string" calcext:value-type="string">
            <text:p>write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. RD = map entry, RT = memory pointer, RS = vector length and negative index to both source and destination (privileged).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table:style-name="ce1" office:value-type="string" calcext:value-type="string">
            <text:p>sub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table:style-name="ce1" office:value-type="string" calcext:value-type="string">
            <text:p>sub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table:style-name="ce1" office:value-type="string" calcext:value-type="string">
            <text:p>sub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sub_jump_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_jump_n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table:style-name="ce1" office:value-type="string" calcext:value-type="string">
            <text:p>ad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table:style-name="ce1" office:value-type="string" calcext:value-type="string">
            <text:p>add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table:style-name="ce1" office:value-type="string" calcext:value-type="string">
            <text:p>add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compare_jump_nfin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ompare_jump_fin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office:value-type="string" calcext:value-type="string">
            <text:p>test_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_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shif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shif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carry</text:p>
          </table:table-cell>
        </table:table-row>
        <table:table-row table:style-name="ro1">
          <table:table-cell office:value-type="string" calcext:value-type="string">
            <text:p>shift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not carry</text:p>
          </table:table-cell>
        </table:table-row>
        <table:table-row table:style-name="ro1">
          <table:table-cell table:style-name="ce1" office:value-type="string" calcext:value-type="string">
            <text:p>compare_jump_n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table:style-name="ce1" office:value-type="string" calcext:value-type="string">
            <text:p>compare_jump_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table:style-name="ce1" office:value-type="string" calcext:value-type="string">
            <text:p>compare_jump_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ompare_jump_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ompare_jump_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u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ompare_jump_u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ompare_jump_u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ab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</text:p>
          </table:table-cell>
        </table:table-row>
        <table:table-row table:style-name="ro1">
          <table:table-cell table:style-name="ce1" office:value-type="string" calcext:value-type="string">
            <text:p>compare_jump_ab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ab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</text:p>
          </table:table-cell>
        </table:table-row>
        <table:table-row table:style-name="ro1">
          <table:table-cell table:style-name="ce1" office:value-type="string" calcext:value-type="string">
            <text:p>compare_jump_ab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 or equal</text:p>
          </table:table-cell>
        </table:table-row>
        <table:table-row table:style-name="ro1">
          <table:table-cell office:value-type="string" calcext:value-type="string">
            <text:p>tes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destination unchanged, jump if not zero</text:p>
          </table:table-cell>
        </table:table-row>
        <table:table-row table:style-name="ro1">
          <table:table-cell office:value-type="string" calcext:value-type="string">
            <text:p>tes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destination unchanged, jump if zero</text:p>
          </table:table-cell>
        </table:table-row>
        <table:table-row table:style-name="ro1">
          <table:table-cell office:value-type="string" calcext:value-type="string">
            <text:p>an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an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xor_jump_test_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exclusive or, jump if all selected bits turned from 1 to 0</text:p>
          </table:table-cell>
        </table:table-row>
        <table:table-row table:style-name="ro1">
          <table:table-cell office:value-type="string" calcext:value-type="string">
            <text:p>xor_jump_ntest_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exclusive or, jump if not all selected bits turned from 1 to 0</text:p>
          </table:table-cell>
        </table:table-row>
        <table:table-row table:style-name="ro1">
          <table:table-cell office:value-type="string" calcext:value-type="string">
            <text:p>increment_jump_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t = source1 + 1. jump if dest &gt; source2 (signed)</text:p>
          </table:table-cell>
        </table:table-row>
        <table:table-row table:style-name="ro1">
          <table:table-cell table:style-name="ce3" office:value-type="string" calcext:value-type="string">
            <text:p>increment_jump_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t = source1 + 1. jump if dest &lt;= source2 (signed)</text:p>
          </table:table-cell>
        </table:table-row>
        <table:table-row table:style-name="ro1">
          <table:table-cell office:value-type="string" calcext:value-type="string">
            <text:p>sub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unconditionally</text:p>
          </table:table-cell>
        </table:table-row>
        <table:table-row table:style-name="ro1">
          <table:table-cell office:value-type="string" calcext:value-type="string">
            <text:p>add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unconditionally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compare_tra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-00-0000</text:date>, <text:time style:data-style-name="N2" text:time-value="12:28:09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3T14:36:18.270000000</dc:date>
    <meta:editing-duration>P1DT13H28M21S</meta:editing-duration>
    <meta:editing-cycles>159</meta:editing-cycles>
    <meta:generator>LibreOffice/5.1.6.2$Windows_x86 LibreOffice_project/07ac168c60a517dba0f0d7bc7540f5afa45f0909</meta:generator>
    <meta:document-statistic meta:table-count="1" meta:cell-count="3573" meta:object-count="0"/>
    <meta:user-defined meta:name="qrichtext">1</meta:user-defined>
  </office:meta>
</office:document-meta>
</file>